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dhabi" svg:font-family="Aldhab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IRANSans" svg:font-family="IRANSans" style:font-family-generic="swiss" style:font-pitch="variable"/>
    <style:font-face style:name="IRANSans Light" svg:font-family="'IRANSans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 Mono" svg:font-family="'Roboto Mono'" style:font-family-generic="modern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IRANSans" fo:font-size="14pt" fo:font-weight="normal" officeooo:rsid="0035cd56" officeooo:paragraph-rsid="0033792b" style:font-size-asian="14pt" style:font-weight-asian="normal" style:font-name-complex="IRANSans" style:font-size-complex="14pt" style:language-complex="fa" style:country-complex="IR" style:font-weight-complex="normal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7f36f0" officeooo:paragraph-rsid="00e74df4" style:font-size-asian="18pt" style:font-weight-asian="bold" style:font-name-complex="IRANSans" style:font-size-complex="16pt" style:language-complex="fa" style:country-complex="IR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8a3a22" officeooo:paragraph-rsid="00e87ae2" style:font-size-asian="16pt" style:font-weight-asian="bold" style:font-name-complex="IRANSans" style:font-size-complex="16pt" style:language-complex="fa" style:country-complex="IR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8d707a" officeooo:paragraph-rsid="00e87ae2" style:font-size-asian="16pt" style:font-weight-asian="bold" style:font-name-complex="IRANSans" style:font-size-complex="16pt" style:language-complex="fa" style:country-complex="IR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92546e" officeooo:paragraph-rsid="00ea9400" style:font-size-asian="16pt" style:font-weight-asian="bold" style:font-name-complex="IRANSans" style:font-size-complex="16pt" style:language-complex="fa" style:country-complex="IR" style:font-weight-complex="bold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eae353" officeooo:paragraph-rsid="00eae353" style:font-size-asian="16pt" style:font-weight-asian="bold" style:font-name-complex="IRANSans" style:font-size-complex="16pt" style:language-complex="fa" style:country-complex="IR" style:font-weight-complex="bold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edaf7d" officeooo:paragraph-rsid="00edaf7d" style:font-size-asian="16pt" style:font-weight-asian="bold" style:font-name-complex="IRANSans" style:font-size-complex="16pt" style:language-complex="fa" style:country-complex="IR" style:font-weight-complex="bold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IRANSans" fo:font-size="16pt" fo:font-weight="bold" officeooo:rsid="00ee9004" officeooo:paragraph-rsid="00ee9004" style:font-size-asian="16pt" style:font-weight-asian="bold" style:font-name-complex="IRANSans" style:font-size-complex="16pt" style:language-complex="fa" style:country-complex="IR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IRANSans Light" fo:font-size="18pt" fo:font-weight="normal" officeooo:rsid="0074cc47" officeooo:paragraph-rsid="0074cc47" style:font-size-asian="18pt" style:font-weight-asian="normal" style:font-name-complex="IRANSans" style:font-size-complex="18pt" style:language-complex="fa" style:country-complex="IR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Roboto Mono" fo:font-size="14pt" fo:font-weight="normal" officeooo:rsid="001c49a7" officeooo:paragraph-rsid="00fc5011" style:font-size-asian="14pt" style:font-weight-asian="normal" style:font-name-complex="IRANSans" style:font-size-complex="14pt" style:language-complex="fa" style:country-complex="IR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Roboto Mono" fo:font-size="14pt" fo:font-weight="normal" officeooo:rsid="008d707a" officeooo:paragraph-rsid="00fa20e0" style:font-size-asian="14pt" style:font-weight-asian="normal" style:font-name-complex="IRANSans" style:font-size-complex="14pt" style:language-complex="fa" style:country-complex="IR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Roboto Mono" fo:font-size="14pt" fo:font-weight="normal" officeooo:rsid="009fb79a" officeooo:paragraph-rsid="00ff689e" style:font-size-asian="14pt" style:font-weight-asian="normal" style:font-name-complex="IRANSans" style:font-size-complex="14pt" style:language-complex="fa" style:country-complex="IR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Roboto Mono" fo:font-size="14pt" fo:font-weight="normal" officeooo:rsid="00b04c3f" officeooo:paragraph-rsid="00ff689e" style:font-size-asian="14pt" style:font-weight-asian="normal" style:font-name-complex="IRANSans" style:font-size-complex="14pt" style:language-complex="fa" style:country-complex="IR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font-name="Roboto Mono" fo:font-size="14pt" fo:letter-spacing="normal" fo:font-style="normal" fo:font-weight="normal" officeooo:rsid="00e74df4" officeooo:paragraph-rsid="00f4cc91" style:font-size-asian="14pt" style:font-weight-asian="bold" style:font-name-complex="IRANSans" style:font-size-complex="14pt" style:language-complex="fa" style:country-complex="IR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font-name="Roboto Mono" fo:font-size="14pt" fo:letter-spacing="normal" fo:font-style="normal" fo:font-weight="normal" officeooo:rsid="0052f03a" officeooo:paragraph-rsid="00f6fb70" style:font-size-asian="14pt" style:font-weight-asian="normal" style:font-name-complex="IRANSans" style:font-size-complex="14pt" style:language-complex="fa" style:country-complex="IR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font-name="Roboto Mono" fo:font-size="14pt" fo:letter-spacing="normal" fo:font-style="normal" fo:font-weight="normal" officeooo:rsid="0026c6ca" officeooo:paragraph-rsid="00fd7c5e" style:font-size-asian="16pt" style:font-weight-asian="normal" style:font-name-complex="IRANSans" style:font-size-complex="16pt" style:language-complex="fa" style:country-complex="IR" style:font-weight-complex="normal"/>
    </style:style>
    <style:style style:name="P17" style:family="paragraph" style:parent-style-name="Standard" style:list-style-name="L1">
      <style:paragraph-properties fo:text-align="center" style:justify-single-word="false"/>
      <style:text-properties style:font-name="Roboto Mono" fo:font-size="18pt" fo:font-weight="normal" officeooo:rsid="0074cc47" officeooo:paragraph-rsid="0074cc47" style:font-size-asian="18pt" style:font-weight-asian="normal" style:font-name-complex="IRANSans" style:font-size-complex="18pt" style:language-complex="fa" style:country-complex="IR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Roboto Mono" fo:font-size="14pt" officeooo:paragraph-rsid="0130c9eb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Roboto Mono" fo:font-size="14pt" fo:font-weight="normal" officeooo:rsid="00b04c3f" officeooo:paragraph-rsid="00ff689e" style:font-size-asian="14pt" style:font-weight-asian="normal" style:font-name-complex="IRANSans" style:font-size-complex="14pt" style:language-complex="fa" style:country-complex="IR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Roboto Mono" fo:font-size="14pt" fo:font-weight="normal" officeooo:rsid="00d2adf5" officeooo:paragraph-rsid="0101242f" style:font-size-asian="14pt" style:font-weight-asian="normal" style:font-name-complex="IRANSans" style:font-size-complex="14pt" style:language-complex="fa" style:country-complex="IR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Roboto Mono" fo:font-size="14pt" fo:font-weight="normal" officeooo:rsid="008d707a" officeooo:paragraph-rsid="01352d7c" style:font-size-asian="14pt" style:font-weight-asian="normal" style:font-name-complex="IRANSans" style:font-size-complex="14pt" style:font-weight-complex="normal"/>
    </style:style>
    <style:style style:name="P22" style:family="paragraph" style:parent-style-name="Standard" style:list-style-name="L2">
      <style:paragraph-properties fo:text-align="end" style:justify-single-word="false" style:writing-mode="rl-tb"/>
      <style:text-properties style:font-name="IRANSans" fo:font-size="18pt" fo:font-weight="bold" officeooo:rsid="0025d6e6" officeooo:paragraph-rsid="0151200a" style:font-size-asian="16pt" style:font-weight-asian="bold" style:font-name-complex="IRANSans" style:font-size-complex="16pt" style:font-weight-complex="bold"/>
    </style:style>
    <style:style style:name="P23" style:family="paragraph" style:parent-style-name="Standard" style:list-style-name="L2">
      <style:paragraph-properties fo:text-align="end" style:justify-single-word="false" style:writing-mode="rl-tb"/>
      <style:text-properties style:font-name="IRANSans" fo:font-size="16pt" fo:font-weight="bold" officeooo:rsid="014f6b19" officeooo:paragraph-rsid="014f6b19" style:font-size-asian="18pt" style:font-weight-asian="bold" style:font-name-complex="IRANSans" style:font-size-complex="16pt" style:language-complex="fa" style:country-complex="IR" style:font-weight-complex="bold"/>
    </style:style>
    <style:style style:name="P24" style:family="paragraph" style:parent-style-name="Standard" style:list-style-name="L2">
      <style:paragraph-properties fo:text-align="end" style:justify-single-word="false" style:writing-mode="rl-tb"/>
      <style:text-properties style:font-name="IRANSans" fo:font-size="16pt" fo:font-weight="bold" officeooo:rsid="0150b77b" officeooo:paragraph-rsid="0150b77b" style:font-size-asian="16pt" style:font-weight-asian="bold" style:font-name-complex="IRANSans" style:font-size-complex="16pt" style:language-complex="fa" style:country-complex="IR" style:font-weight-complex="bold"/>
    </style:style>
    <style:style style:name="P25" style:family="paragraph" style:parent-style-name="Standard" style:list-style-name="L2">
      <style:paragraph-properties fo:text-align="end" style:justify-single-word="false" style:writing-mode="rl-tb"/>
      <style:text-properties style:font-name="IRANSans" fo:font-size="16pt" fo:font-weight="bold" officeooo:rsid="0151200a" officeooo:paragraph-rsid="0151200a" style:font-size-asian="16pt" style:font-weight-asian="bold" style:font-name-complex="IRANSans" style:font-size-complex="16pt" style:language-complex="fa" style:country-complex="IR" style:font-weight-complex="bold"/>
    </style:style>
    <style:style style:name="P26" style:family="paragraph" style:parent-style-name="Standard" style:list-style-name="L2">
      <style:paragraph-properties fo:text-align="end" style:justify-single-word="false" style:writing-mode="rl-tb"/>
      <style:text-properties style:font-name="IRANSans" fo:font-size="16pt" fo:font-weight="bold" officeooo:rsid="01517f22" officeooo:paragraph-rsid="01517f22" style:font-size-asian="16pt" style:font-weight-asian="bold" style:font-name-complex="IRANSans" style:font-size-complex="16pt" style:language-complex="fa" style:country-complex="IR" style:font-weight-complex="bold"/>
    </style:style>
    <style:style style:name="P27" style:family="paragraph" style:parent-style-name="Standard" style:list-style-name="L2">
      <style:paragraph-properties fo:text-align="end" style:justify-single-word="false" style:writing-mode="rl-tb"/>
      <style:text-properties style:font-name="IRANSans" fo:font-size="16pt" fo:font-weight="bold" officeooo:rsid="01528336" officeooo:paragraph-rsid="01528336" style:font-size-asian="16pt" style:font-weight-asian="bold" style:font-name-complex="IRANSans" style:font-size-complex="16pt" style:language-complex="fa" style:country-complex="IR" style:font-weight-complex="bold"/>
    </style:style>
    <style:style style:name="P28" style:family="paragraph" style:parent-style-name="Standard" style:list-style-name="L2">
      <style:paragraph-properties fo:text-align="end" style:justify-single-word="false" style:writing-mode="rl-tb"/>
      <style:text-properties style:font-name="IRANSans" fo:font-size="16pt" fo:font-weight="bold" officeooo:rsid="0152c385" officeooo:paragraph-rsid="0152c385" style:font-size-asian="16pt" style:font-weight-asian="bold" style:font-name-complex="IRANSans" style:font-size-complex="16pt" style:language-complex="fa" style:country-complex="IR" style:font-weight-complex="bold"/>
    </style:style>
    <style:style style:name="P29" style:family="paragraph" style:parent-style-name="Standard" style:list-style-name="L2">
      <style:paragraph-properties fo:text-align="end" style:justify-single-word="false" style:writing-mode="rl-tb"/>
      <style:text-properties fo:font-size="16pt" officeooo:rsid="0150b77b" officeooo:paragraph-rsid="0150b77b" style:font-size-asian="16pt" style:font-size-complex="16pt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312362" officeooo:paragraph-rsid="0145b3be" style:font-size-asian="18pt" style:font-style-asian="normal" style:font-weight-asian="bold" style:font-name-complex="IRANSans" style:font-size-complex="18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Roboto Mono" fo:font-size="18pt" fo:font-style="normal" fo:font-weight="bold" officeooo:rsid="00312362" officeooo:paragraph-rsid="0145b3be" style:font-size-asian="18pt" style:font-style-asian="normal" style:font-weight-asian="bold" style:font-name-complex="IRANSans" style:font-size-complex="18pt" style:font-style-complex="normal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145744" officeooo:paragraph-rsid="0128deed" style:font-size-asian="18pt" style:font-weight-asian="bold" style:font-name-complex="IRANSans" style:font-size-complex="18pt" style:font-weight-complex="bold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145744" officeooo:paragraph-rsid="0124b141" style:font-size-asian="16pt" style:font-style-asian="normal" style:font-weight-asian="bold" style:font-name-complex="IRANSans" style:font-size-complex="16pt" style:language-complex="fa" style:country-complex="IR" style:font-style-complex="normal" style:font-weight-complex="bold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1505c6" officeooo:paragraph-rsid="0124b141" style:font-size-asian="16pt" style:font-style-asian="normal" style:font-weight-asian="bold" style:font-name-complex="IRANSans" style:font-size-complex="16pt" style:language-complex="fa" style:country-complex="IR" style:font-style-complex="normal" style:font-weight-complex="bold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1505c6" officeooo:paragraph-rsid="0126a52a" style:font-size-asian="16pt" style:font-style-asian="normal" style:font-weight-asian="bold" style:font-name-complex="IRANSans" style:font-size-complex="16pt" style:font-style-complex="normal" style:font-weight-complex="bold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Roboto Mono" fo:font-size="18pt" fo:font-style="normal" fo:font-weight="bold" officeooo:rsid="0025d6e6" officeooo:paragraph-rsid="013f555e" style:font-size-asian="16pt" style:font-weight-asian="bold" style:font-name-complex="IRANSans" style:font-size-complex="16pt" style:language-complex="fa" style:country-complex="IR" style:font-weight-complex="bold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Roboto Mono" fo:font-size="18pt" fo:font-weight="bold" officeooo:rsid="001c49a7" officeooo:paragraph-rsid="01381922" style:font-size-asian="16pt" style:font-weight-asian="bold" style:font-name-complex="IRANSans" style:font-size-complex="16pt" style:font-weight-complex="bold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Roboto Mono" fo:font-size="18pt" fo:font-weight="bold" officeooo:rsid="002886f1" officeooo:paragraph-rsid="0143ed0f" style:font-size-asian="16pt" style:font-weight-asian="bold" style:font-name-complex="IRANSans" style:font-size-complex="16pt" style:language-complex="fa" style:country-complex="IR" style:font-weight-complex="bold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Roboto Mono" fo:font-size="18pt" fo:font-weight="bold" officeooo:rsid="00303fba" officeooo:paragraph-rsid="014580b7" style:font-size-asian="16pt" style:font-weight-asian="bold" style:font-name-complex="IRANSans" style:font-size-complex="16pt" style:language-complex="fa" style:country-complex="IR" style:font-weight-complex="bold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Roboto Mono" fo:font-size="18pt" fo:font-weight="bold" officeooo:rsid="0032995e" officeooo:paragraph-rsid="0127ebfa" style:font-size-asian="18pt" style:font-weight-asian="bold" style:font-name-complex="IRANSans" style:font-size-complex="16pt" style:language-complex="fa" style:country-complex="IR" style:font-weight-complex="bold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Roboto Mono" fo:font-size="18pt" fo:font-weight="bold" officeooo:rsid="0033792b" officeooo:paragraph-rsid="014be2ec" style:font-size-asian="18pt" style:font-weight-asian="bold" style:font-name-complex="IRANSans" style:font-size-complex="16pt" style:language-complex="fa" style:country-complex="IR" style:font-weight-complex="bold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Roboto Mono" fo:font-size="14pt" fo:font-style="normal" fo:font-weight="bold" officeooo:rsid="00145744" officeooo:paragraph-rsid="012cfe20" style:font-size-asian="14pt" style:font-style-asian="normal" style:font-weight-asian="bold" style:font-name-complex="IRANSans" style:font-size-complex="14pt" style:language-complex="fa" style:country-complex="IR" style:font-style-complex="normal" style:font-weight-complex="bold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Roboto Mono" fo:font-size="14pt" fo:font-weight="normal" officeooo:rsid="008d707a" officeooo:paragraph-rsid="01352d7c" style:font-size-asian="14pt" style:font-weight-asian="normal" style:font-name-complex="IRANSans" style:font-size-complex="14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style:font-name="Roboto Mono" fo:font-size="14pt" fo:font-weight="normal" officeooo:rsid="00145744" officeooo:paragraph-rsid="00f6fb70" style:font-size-asian="16pt" style:font-weight-asian="normal" style:font-name-complex="IRANSans" style:font-size-complex="16pt" style:language-complex="fa" style:country-complex="IR" style:font-weight-complex="normal"/>
    </style:style>
    <style:style style:name="P45" style:family="paragraph" style:parent-style-name="Standard" style:list-style-name="L2">
      <style:paragraph-properties fo:text-align="end" style:justify-single-word="false" style:writing-mode="rl-tb"/>
      <style:text-properties officeooo:rsid="014f6b19" officeooo:paragraph-rsid="014f6b19"/>
    </style:style>
    <style:style style:name="T1" style:family="text">
      <style:text-properties officeooo:rsid="0074eeb3"/>
    </style:style>
    <style:style style:name="T2" style:family="text">
      <style:text-properties fo:font-variant="normal" fo:text-transform="none" fo:letter-spacing="normal" fo:font-style="normal" fo:font-weight="normal" officeooo:rsid="001505c6" style:font-weight-asian="normal" style:font-name-complex="IRANSans" style:language-complex="fa" style:country-complex="IR" style:font-weight-complex="normal"/>
    </style:style>
    <style:style style:name="T3" style:family="text">
      <style:text-properties fo:font-variant="normal" fo:text-transform="none" fo:font-size="14pt" fo:letter-spacing="normal" fo:font-weight="normal" style:font-size-asian="14pt" style:font-weight-asian="normal" style:font-size-complex="14pt" style:language-complex="fa" style:country-complex="IR" style:font-weight-complex="normal"/>
    </style:style>
    <style:style style:name="T4" style:family="text">
      <style:text-properties fo:font-variant="normal" fo:text-transform="none" fo:font-size="14pt" fo:letter-spacing="normal" fo:font-weight="normal" officeooo:rsid="0128deed" style:font-size-asian="14pt" style:font-weight-asian="normal" style:font-size-complex="14pt" style:language-complex="fa" style:country-complex="IR" style:font-weight-complex="normal"/>
    </style:style>
    <style:style style:name="T5" style:family="text">
      <style:text-properties fo:font-variant="normal" fo:text-transform="none" fo:font-size="14pt" fo:letter-spacing="normal" fo:font-weight="normal" officeooo:rsid="0026c6ca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font-size="14pt" fo:letter-spacing="normal" fo:font-style="normal" fo:font-weight="normal" officeooo:rsid="004f4913" style:font-size-asian="14pt" style:font-weight-asian="normal" style:font-size-complex="14pt" style:language-complex="fa" style:country-complex="IR" style:font-weight-complex="normal"/>
    </style:style>
    <style:style style:name="T7" style:family="text">
      <style:text-properties fo:font-variant="normal" fo:text-transform="none" fo:font-size="14pt" fo:letter-spacing="normal" fo:font-style="normal" fo:font-weight="normal" officeooo:rsid="01381922" style:font-size-asian="14pt" style:font-weight-asian="normal" style:font-size-complex="14pt" style:language-complex="fa" style:country-complex="IR" style:font-weight-complex="normal"/>
    </style:style>
    <style:style style:name="T8" style:family="text">
      <style:text-properties fo:font-variant="normal" fo:text-transform="none" style:font-name="IRANSans" fo:font-size="14pt" fo:letter-spacing="normal" fo:font-weight="normal" officeooo:rsid="0026c6ca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style:font-name="Roboto Mono" fo:letter-spacing="normal" fo:font-style="normal" fo:font-weight="normal" officeooo:rsid="0052f03a" style:font-weight-asian="normal" style:font-name-complex="IRANSans" style:language-complex="fa" style:country-complex="IR" style:font-weight-complex="normal"/>
    </style:style>
    <style:style style:name="T10" style:family="text">
      <style:text-properties style:font-name="IRANSans" fo:font-size="16pt" fo:font-weight="bold" officeooo:rsid="0092546e" style:font-size-asian="16pt" style:font-weight-asian="bold" style:font-name-complex="IRANSans" style:font-size-complex="16pt" style:language-complex="fa" style:country-complex="IR" style:font-weight-complex="bold"/>
    </style:style>
    <style:style style:name="T11" style:family="text">
      <style:text-properties style:font-name="IRANSans" fo:font-size="16pt" fo:font-weight="bold" officeooo:rsid="00eae353" style:font-size-asian="16pt" style:font-weight-asian="bold" style:font-name-complex="IRANSans" style:font-size-complex="16pt" style:language-complex="fa" style:country-complex="IR" style:font-weight-complex="bold"/>
    </style:style>
    <style:style style:name="T12" style:family="text">
      <style:text-properties style:font-name="IRANSans" fo:font-size="16pt" fo:font-weight="bold" style:font-size-asian="18pt" style:font-weight-asian="bold" style:font-name-complex="IRANSans" style:font-size-complex="16pt" style:language-complex="fa" style:country-complex="IR" style:font-weight-complex="bold"/>
    </style:style>
    <style:style style:name="T13" style:family="text">
      <style:text-properties style:font-name="IRANSans" fo:font-size="16pt" fo:font-weight="bold" officeooo:rsid="007f36f0" style:font-size-asian="18pt" style:font-weight-asian="bold" style:font-name-complex="IRANSans" style:font-size-complex="16pt" style:language-complex="fa" style:country-complex="IR" style:font-weight-complex="bold"/>
    </style:style>
    <style:style style:name="T14" style:family="text">
      <style:text-properties style:font-name="IRANSans" fo:font-size="16pt" fo:font-weight="bold" officeooo:rsid="00e74df4" style:font-size-asian="18pt" style:font-weight-asian="bold" style:font-name-complex="IRANSans" style:font-size-complex="16pt" style:language-complex="fa" style:country-complex="IR" style:font-weight-complex="bold"/>
    </style:style>
    <style:style style:name="T15" style:family="text">
      <style:text-properties style:font-name="IRANSans" fo:font-weight="bold" style:font-weight-asian="bold" style:font-name-complex="IRANSans" style:language-complex="fa" style:country-complex="IR" style:font-weight-complex="bold"/>
    </style:style>
    <style:style style:name="T16" style:family="text">
      <style:text-properties style:font-name="IRANSans" fo:font-weight="bold" officeooo:rsid="0092546e" style:font-weight-asian="bold" style:font-name-complex="IRANSans" style:language-complex="fa" style:country-complex="IR" style:font-weight-complex="bold"/>
    </style:style>
    <style:style style:name="T17" style:family="text">
      <style:text-properties style:font-name="IRANSans" fo:font-weight="bold" officeooo:rsid="00965bdc" style:font-weight-asian="bold" style:font-name-complex="IRANSans" style:language-complex="fa" style:country-complex="IR" style:font-weight-complex="bold"/>
    </style:style>
    <style:style style:name="T18" style:family="text">
      <style:text-properties style:font-name="IRANSans" fo:font-size="14pt" fo:font-weight="normal" style:font-size-asian="14pt" style:font-weight-asian="normal" style:font-size-complex="14pt" style:language-complex="fa" style:country-complex="IR" style:font-weight-complex="normal"/>
    </style:style>
    <style:style style:name="T19" style:family="text">
      <style:text-properties style:font-name="IRANSans" fo:font-size="14pt" fo:font-weight="normal" officeooo:rsid="004ebbbb" style:font-size-asian="14pt" style:font-weight-asian="normal" style:font-size-complex="14pt" style:language-complex="fa" style:country-complex="IR" style:font-weight-complex="normal"/>
    </style:style>
    <style:style style:name="T20" style:family="text">
      <style:text-properties style:font-name="IRANSans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IRANSans" fo:font-size="14pt" fo:font-weight="normal" officeooo:rsid="002ebcd0" style:font-size-asian="14pt" style:font-weight-asian="normal" style:font-size-complex="14pt" style:font-weight-complex="normal"/>
    </style:style>
    <style:style style:name="T22" style:family="text">
      <style:text-properties style:font-name="IRANSans" fo:font-size="14pt" fo:font-weight="normal" officeooo:rsid="0035cd56" style:font-size-asian="14pt" style:font-weight-asian="normal" style:font-size-complex="14pt" style:font-weight-complex="normal"/>
    </style:style>
    <style:style style:name="T23" style:family="text">
      <style:text-properties fo:font-size="18pt" officeooo:rsid="002886f1" style:font-size-asian="16pt" style:font-name-complex="IRANSans" style:font-size-complex="16pt" style:language-complex="fa" style:country-complex="IR"/>
    </style:style>
    <style:style style:name="T24" style:family="text">
      <style:text-properties fo:font-size="18pt" fo:font-style="normal" officeooo:rsid="002886f1" style:font-size-asian="16pt" style:font-style-asian="normal" style:font-name-complex="IRANSans" style:font-size-complex="16pt" style:language-complex="fa" style:country-complex="IR" style:font-style-complex="normal"/>
    </style:style>
    <style:style style:name="T25" style:family="text">
      <style:text-properties style:language-complex="fa" style:country-complex="IR"/>
    </style:style>
    <style:style style:name="T26" style:family="text">
      <style:text-properties officeooo:rsid="00fa20e0" style:language-complex="fa" style:country-complex="IR"/>
    </style:style>
    <style:style style:name="T27" style:family="text">
      <style:text-properties officeooo:rsid="001de235" style:language-complex="fa" style:country-complex="IR"/>
    </style:style>
    <style:style style:name="T28" style:family="text">
      <style:text-properties officeooo:rsid="01352d7c" style:language-complex="fa" style:country-complex="IR"/>
    </style:style>
    <style:style style:name="T29" style:family="text">
      <style:text-properties officeooo:rsid="0075a9e3" style:language-complex="fa" style:country-complex="IR"/>
    </style:style>
    <style:style style:name="T30" style:family="text">
      <style:text-properties officeooo:rsid="002ebcd0"/>
    </style:style>
    <style:style style:name="T31" style:family="text">
      <style:text-properties officeooo:rsid="00e74df4" style:font-style-asian="normal" style:language-complex="fa" style:country-complex="IR" style:font-style-complex="normal"/>
    </style:style>
    <style:style style:name="T32" style:family="text">
      <style:text-properties style:font-style-asian="normal" style:font-style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505c6" style:font-weight-asian="normal" style:font-weight-complex="normal"/>
    </style:style>
    <style:style style:name="T35" style:family="text">
      <style:text-properties fo:font-weight="normal" officeooo:rsid="004f4913" style:font-weight-asian="normal" style:font-weight-complex="normal"/>
    </style:style>
    <style:style style:name="T36" style:family="text">
      <style:text-properties fo:font-weight="normal" officeooo:rsid="002ebcd0" style:font-weight-asian="normal" style:font-weight-complex="normal"/>
    </style:style>
    <style:style style:name="T37" style:family="text">
      <style:text-properties fo:font-weight="normal" officeooo:rsid="0035cd56" style:font-weight-asian="normal" style:font-weight-complex="normal"/>
    </style:style>
    <style:style style:name="T38" style:family="text">
      <style:text-properties officeooo:rsid="0130273e"/>
    </style:style>
    <style:style style:name="T39" style:family="text">
      <style:text-properties officeooo:rsid="01308844"/>
    </style:style>
    <style:style style:name="T40" style:family="text">
      <style:text-properties style:font-name="Roboto Mono" style:language-complex="fa" style:country-complex="IR"/>
    </style:style>
    <style:style style:name="T41" style:family="text">
      <style:text-properties style:font-name="Roboto Mono" officeooo:rsid="001a4dc4" style:language-complex="fa" style:country-complex="IR"/>
    </style:style>
    <style:style style:name="T42" style:family="text">
      <style:text-properties style:font-name="Roboto Mono" officeooo:rsid="006956cf" style:language-complex="fa" style:country-complex="IR"/>
    </style:style>
    <style:style style:name="T43" style:family="text">
      <style:text-properties style:font-name="Roboto Mono" officeooo:rsid="004eaa12" style:language-complex="fa" style:country-complex="IR"/>
    </style:style>
    <style:style style:name="T44" style:family="text">
      <style:text-properties fo:font-style="normal" style:font-style-asian="normal" style:language-complex="fa" style:country-complex="IR" style:font-style-complex="normal"/>
    </style:style>
    <style:style style:name="T45" style:family="text">
      <style:text-properties fo:font-style="normal" officeooo:rsid="001a4dc4" style:font-style-asian="normal" style:language-complex="fa" style:country-complex="IR" style:font-style-complex="normal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2ebcd0" style:font-style-asian="normal" style:font-style-complex="normal"/>
    </style:style>
    <style:style style:name="T48" style:family="text">
      <style:text-properties fo:font-size="14pt" fo:font-weight="normal" style:font-size-asian="14pt" style:font-weight-asian="normal" style:font-size-complex="14pt" style:language-complex="fa" style:country-complex="IR" style:font-weight-complex="normal"/>
    </style:style>
    <style:style style:name="T49" style:family="text">
      <style:text-properties fo:font-size="14pt" fo:font-weight="normal" officeooo:rsid="004f4913" style:font-size-asian="14pt" style:font-weight-asian="normal" style:font-size-complex="14pt" style:language-complex="fa" style:country-complex="IR" style:font-weight-complex="normal"/>
    </style:style>
    <style:style style:name="T50" style:family="text">
      <style:text-properties fo:font-size="14pt" fo:font-weight="normal" officeooo:rsid="013a3eec" style:font-size-asian="14pt" style:font-weight-asian="normal" style:font-size-complex="14pt" style:language-complex="fa" style:country-complex="IR" style:font-weight-complex="normal"/>
    </style:style>
    <style:style style:name="T51" style:family="text">
      <style:text-properties fo:font-size="14pt" fo:font-weight="normal" officeooo:rsid="006956cf" style:font-size-asian="14pt" style:font-weight-asian="normal" style:font-size-complex="14pt" style:language-complex="fa" style:country-complex="IR" style:font-weight-complex="normal"/>
    </style:style>
    <style:style style:name="T52" style:family="text">
      <style:text-properties fo:font-size="14pt" fo:font-weight="normal" officeooo:rsid="004ebbbb" style:font-size-asian="14pt" style:font-weight-asian="normal" style:font-size-complex="14pt" style:language-complex="fa" style:country-complex="IR" style:font-weight-complex="normal"/>
    </style:style>
    <style:style style:name="T53" style:family="text">
      <style:text-properties fo:font-size="14pt" fo:font-weight="normal" style:font-size-asian="14pt" style:font-weight-asian="normal" style:font-size-complex="14pt" style:font-weight-complex="normal"/>
    </style:style>
    <style:style style:name="T54" style:family="text">
      <style:text-properties fo:font-size="14pt" fo:font-weight="normal" officeooo:rsid="002ebcd0" style:font-size-asian="14pt" style:font-weight-asian="normal" style:font-size-complex="14pt" style:font-weight-complex="normal"/>
    </style:style>
    <style:style style:name="T55" style:family="text">
      <style:text-properties fo:font-size="14pt" fo:font-weight="normal" officeooo:rsid="0035cd56" style:font-size-asian="14pt" style:font-weight-asian="normal" style:font-size-complex="14pt" style:font-weight-complex="normal"/>
    </style:style>
    <style:style style:name="T56" style:family="text">
      <style:text-properties officeooo:rsid="0145b3be"/>
    </style:style>
    <style:style style:name="T57" style:family="text">
      <style:text-properties officeooo:rsid="004ebbbb"/>
    </style:style>
    <style:style style:name="T58" style:family="text">
      <style:text-properties fo:font-size="16pt" officeooo:rsid="0026c6ca" style:language-complex="fa" style:country-complex="IR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89389343" text:style-name="L1">
        <text:list-header>
          <text:p text:style-name="P17">Section <text:span text:style-name="T38">1</text:span> – <text:span text:style-name="T1">Page 2</text:span><text:span text:style-name="T39">0</text:span><text:span text:style-name="T1"> to </text:span><text:span text:style-name="T39">24</text:span></text:p>
        </text:list-header>
      </text:list>
      <text:p text:style-name="P9"/>
      <text:list xml:id="list1964143622" text:style-name="L2">
        <text:list-item>
          <text:p text:style-name="P32"><text:span text:style-name="T31">so that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2"><text:span text:style-name="T3">in order tha</text:span><text:span text:style-name="T4">t</text:span></text:p>
                          <text:p text:style-name="P32"><text:span text:style-name="T3">with the aim that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165602054238422" text:continue-numbering="true" text:style-name="L2">
        <text:list-item>
          <text:p text:style-name="P33">several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2"><text:span text:style-name="T34">more than two </text:span><text:span text:style-name="T35">(</text:span><text:span text:style-name="T34">but not many</text:span><text:span text:style-name="T35">)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44"/>
        </text:list-item>
        <text:list-item>
          <text:p text:style-name="P34">through</text:p>
          <text:list>
            <text:list-item>
              <text:list>
                <text:list-header>
                  <text:p text:style-name="P18"><text:span text:style-name="T2"><text:s text:c="4"/></text:span><text:span text:style-name="T9">from one side or end of something to the other side or end</text:span></text:p>
                </text:list-header>
              </text:list>
            </text:list-item>
          </text:list>
        </text:list-item>
      </text:list>
      <text:p text:style-name="P15"/>
      <text:list xml:id="list165603146173837" text:continue-numbering="true" text:style-name="L2">
        <text:list-item>
          <text:p text:style-name="P35"><text:span text:style-name="T26">although</text:span></text:p>
          <text:list>
            <text:list-item>
              <text:list>
                <text:list-header>
                  <text:p text:style-name="P21"><text:span text:style-name="T25"><text:s text:c="3"/></text:span><text:span text:style-name="T40"><text:s/></text:span><text:span text:style-name="T41">in spite </text:span><text:span text:style-name="T42">(</text:span><text:span text:style-name="T43">of</text:span><text:span text:style-name="T41"> something</text:span><text:span text:style-name="T42">)</text:span></text:p>
                  <text:list>
                    <text:list-item>
                      <text:list>
                        <text:list-header>
                          <text:p text:style-name="P21"><text:span text:style-name="T27">bu</text:span><text:span text:style-name="T28">t</text:span></text:p>
                          <text:p text:style-name="P21"><text:span text:style-name="T29">however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11"/>
      <text:list xml:id="list165603228069922" text:continue-numbering="true" text:style-name="L2">
        <text:list-item>
          <text:p text:style-name="P37"><text:span text:style-name="T45">t</text:span><text:span text:style-name="T44">hough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7"><text:span text:style-name="T49">howeve</text:span><text:span text:style-name="T50">r</text:span></text:p>
                          <text:p text:style-name="P37"><text:span text:style-name="T6">bu</text:span><text:span text:style-name="T7">t</text:span></text:p>
                          <text:p text:style-name="P37"><text:span text:style-name="T48">in spite </text:span><text:span text:style-name="T51">(</text:span><text:span text:style-name="T48">of something</text:span><text:span text:style-name="T51">)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5602452395555" text:continue-numbering="true" text:style-name="L2">
        <text:list-item>
          <text:p text:style-name="P36"><text:span text:style-name="T32">within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6"><text:span text:style-name="T5">inside (something)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65602455820639" text:continue-numbering="true" text:style-name="L2">
        <text:list-item>
          <text:p text:style-name="P38"><text:span text:style-name="T46">unles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8"><text:span text:style-name="T54">except if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165603517638722" text:continue-numbering="true" text:style-name="L2">
        <text:list-item>
          <text:p text:style-name="P39"><text:span text:style-name="T47">m</text:span><text:span text:style-name="T46">ajor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9"><text:span text:style-name="T53">important, serious or significant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13"/>
      <text:list xml:id="list165603982713172" text:continue-numbering="true" text:style-name="L2">
        <text:list-item>
          <text:p text:style-name="P30"><text:soft-page-break/>majorit<text:span text:style-name="T56">y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0"><text:span text:style-name="T48">the grater </text:span><text:span text:style-name="T52">part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52"/></text:p>
      <text:list xml:id="list165603712456644" text:continue-numbering="true" text:style-name="L2">
        <text:list-item>
          <text:p text:style-name="P40"><text:span text:style-name="T46">interact</text:span></text:p>
        </text:list-item>
      </text:list>
      <text:p text:style-name="P20"/>
      <text:list xml:id="list165603249358895" text:continue-numbering="true" text:style-name="L2">
        <text:list-item>
          <text:p text:style-name="P41"><text:span text:style-name="T46">alongside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1"><text:span text:style-name="T55">next to something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list xml:id="list165603511685166" text:continue-list="list165603249358895" text:style-name="L2">
        <text:list-item text:start-value="1">
          <text:p text:style-name="P23">به طوری ک</text:p>
        </text:list-item>
      </text:list>
      <text:p text:style-name="P2"/>
      <text:list xml:id="list165604148947973" text:continue-numbering="true" text:style-name="L2">
        <text:list-item>
          <text:p text:style-name="P45"><text:span text:style-name="T14">چ</text:span><text:span text:style-name="T12">ندین</text:span></text:p>
        </text:list-item>
      </text:list>
      <text:p text:style-name="P3"/>
      <text:list xml:id="list165602631917356" text:continue-numbering="true" text:style-name="L2">
        <text:list-item>
          <text:p text:style-name="P24">از طریق</text:p>
        </text:list-item>
      </text:list>
      <text:p text:style-name="P3"/>
      <text:list xml:id="list165603038690414" text:continue-numbering="true" text:style-name="L2">
        <text:list-item>
          <text:p text:style-name="P24">با وجود اینکه</text:p>
        </text:list-item>
      </text:list>
      <text:p text:style-name="P4"/>
      <text:list xml:id="list165602594390018" text:continue-numbering="true" text:style-name="L2">
        <text:list-item>
          <text:p text:style-name="P29"><text:span text:style-name="T16">ا</text:span><text:span text:style-name="T15">گر چه</text:span></text:p>
        </text:list-item>
      </text:list>
      <text:p text:style-name="P5"/>
      <text:list xml:id="list165602544996381" text:continue-numbering="true" text:style-name="L2">
        <text:list-item>
          <text:p text:style-name="P22"><text:span text:style-name="T58">در داخل؛ در ظرف</text:span></text:p>
        </text:list-item>
      </text:list>
      <text:p text:style-name="P6"/>
      <text:list xml:id="list165602330050021" text:continue-numbering="true" text:style-name="L2">
        <text:list-item>
          <text:p text:style-name="P25">مگر اینکه</text:p>
        </text:list-item>
      </text:list>
      <text:p text:style-name="P7"/>
      <text:list xml:id="list165602630170581" text:continue-numbering="true" text:style-name="L2">
        <text:list-item>
          <text:p text:style-name="P26">عمده</text:p>
        </text:list-item>
      </text:list>
      <text:p text:style-name="P7"/>
      <text:list xml:id="list165603941205822" text:continue-numbering="true" text:style-name="L2">
        <text:list-item>
          <text:p text:style-name="P27">اکثریت</text:p>
        </text:list-item>
      </text:list>
      <text:p text:style-name="P7"/>
      <text:list xml:id="list165603798333010" text:continue-numbering="true" text:style-name="L2">
        <text:list-item>
          <text:p text:style-name="P28">تعامل داشتن</text:p>
        </text:list-item>
      </text:list>
      <text:p text:style-name="P8"/>
      <text:list xml:id="list165603717840829" text:continue-numbering="true" text:style-name="L2">
        <text:list-item>
          <text:p text:style-name="P28">در کنار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dhabi" svg:font-family="Aldhab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IRANSans" svg:font-family="IRANSans" style:font-family-generic="swiss" style:font-pitch="variable"/>
    <style:font-face style:name="IRANSans Light" svg:font-family="'IRANSans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 Mono" svg:font-family="'Roboto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Roboto Mono" fo:font-family="'Roboto Mono'" style:font-family-generic="modern" style:font-pitch="fixed" fo:font-size="14pt" fo:font-weight="normal" style:font-size-asian="14pt" style:font-weight-asian="normal" style:font-size-complex="14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00:57:55.525000000</meta:creation-date>
    <dc:date>2022-04-13T16:55:50.895000000</dc:date>
    <meta:editing-duration>P1DT23H15M10S</meta:editing-duration>
    <meta:editing-cycles>129</meta:editing-cycles>
    <meta:generator>LibreOffice/7.3.1.3$Windows_X86_64 LibreOffice_project/a69ca51ded25f3eefd52d7bf9a5fad8c90b87951</meta:generator>
    <meta:document-statistic meta:table-count="0" meta:image-count="0" meta:object-count="0" meta:page-count="3" meta:paragraph-count="38" meta:word-count="115" meta:character-count="546" meta:non-whitespace-character-count="482"/>
  </office:meta>
</office:document-meta>
</file>